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2.832cm" fo:margin-left="1.228cm" table:align="left"/>
    </style:style>
    <style:style style:name="Table2.A" style:family="table-column">
      <style:table-column-properties style:column-width="12.832cm"/>
    </style:style>
    <style:style style:name="Table2.A1" style:family="table-cell">
      <style:table-cell-properties fo:padding="0.097cm" fo:border="0.5pt solid #000000"/>
    </style:style>
    <style:style style:name="Table1" style:family="table">
      <style:table-properties style:width="12.806cm" fo:margin-left="1.254cm" table:align="left"/>
    </style:style>
    <style:style style:name="Table1.A" style:family="table-column">
      <style:table-column-properties style:column-width="6.191cm"/>
    </style:style>
    <style:style style:name="Table1.B" style:family="table-column">
      <style:table-column-properties style:column-width="6.615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2.779cm" fo:margin-left="1.281cm" table:align="left"/>
    </style:style>
    <style:style style:name="Table6.A" style:family="table-column">
      <style:table-column-properties style:column-width="6.218cm"/>
    </style:style>
    <style:style style:name="Table6.B" style:family="table-column">
      <style:table-column-properties style:column-width="6.562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B1" style:family="table-cell">
      <style:table-cell-properties fo:padding="0.097cm" fo:border="0.5pt solid #000000"/>
    </style:style>
    <style:style style:name="Table3" style:family="table">
      <style:table-properties style:width="12.779cm" fo:margin-left="1.254cm" table:align="left"/>
    </style:style>
    <style:style style:name="Table3.A" style:family="table-column">
      <style:table-column-properties style:column-width="6.271cm"/>
    </style:style>
    <style:style style:name="Table3.B" style:family="table-column">
      <style:table-column-properties style:column-width="6.509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507e6" officeooo:paragraph-rsid="001502b5"/>
    </style:style>
    <style:style style:name="P2" style:family="paragraph" style:parent-style-name="Table_20_Contents">
      <style:paragraph-properties fo:text-align="start" style:justify-single-word="false"/>
      <style:text-properties officeooo:rsid="000507e6" officeooo:paragraph-rsid="001502b5"/>
    </style:style>
    <style:style style:name="P3" style:family="paragraph" style:parent-style-name="Table_20_Contents">
      <style:paragraph-properties fo:text-align="start" style:justify-single-word="false"/>
      <style:text-properties officeooo:rsid="000507e6" officeooo:paragraph-rsid="00155d97"/>
    </style:style>
    <style:style style:name="P4" style:family="paragraph" style:parent-style-name="Table_20_Contents">
      <style:paragraph-properties fo:text-align="center" style:justify-single-word="false"/>
      <style:text-properties officeooo:rsid="00060199" officeooo:paragraph-rsid="001502b5"/>
    </style:style>
    <style:style style:name="P5" style:family="paragraph" style:parent-style-name="Table_20_Contents">
      <style:paragraph-properties fo:text-align="start" style:justify-single-word="false"/>
      <style:text-properties officeooo:rsid="00060199" officeooo:paragraph-rsid="000eca66"/>
    </style:style>
    <style:style style:name="P6" style:family="paragraph" style:parent-style-name="Table_20_Contents">
      <style:paragraph-properties fo:text-align="center" style:justify-single-word="false"/>
      <style:text-properties officeooo:rsid="000eca66" officeooo:paragraph-rsid="000faba9"/>
    </style:style>
    <style:style style:name="P7" style:family="paragraph" style:parent-style-name="Table_20_Contents">
      <style:paragraph-properties fo:text-align="center" style:justify-single-word="false"/>
      <style:text-properties officeooo:rsid="000faba9" officeooo:paragraph-rsid="000faba9" fo:background-color="#ffff00"/>
    </style:style>
    <style:style style:name="P8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0b070d" officeooo:paragraph-rsid="000b070d" fo:background-color="#ffff00"/>
    </style:style>
    <style:style style:name="P9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0b070d" officeooo:paragraph-rsid="00137e32" fo:background-color="#ffff00"/>
    </style:style>
    <style:style style:name="P10" style:family="paragraph" style:parent-style-name="Table_20_Contents">
      <style:paragraph-properties fo:text-align="center" style:justify-single-word="false"/>
      <style:text-properties officeooo:rsid="001866bd" officeooo:paragraph-rsid="001866bd" fo:background-color="#ffff00"/>
    </style:style>
    <style:style style:name="P11" style:family="paragraph" style:parent-style-name="Table_20_Contents">
      <style:paragraph-properties fo:text-align="start" style:justify-single-word="false"/>
      <style:text-properties officeooo:rsid="000faba9" officeooo:paragraph-rsid="000faba9"/>
    </style:style>
    <style:style style:name="P12" style:family="paragraph" style:parent-style-name="Table_20_Contents">
      <style:paragraph-properties fo:text-align="start" style:justify-single-word="false"/>
      <style:text-properties officeooo:rsid="0012e636" officeooo:paragraph-rsid="0012e636"/>
    </style:style>
    <style:style style:name="P13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0d20b2" officeooo:paragraph-rsid="000d20b2"/>
    </style:style>
    <style:style style:name="P14" style:family="paragraph" style:parent-style-name="Table_20_Contents">
      <style:paragraph-properties fo:text-align="center" style:justify-single-word="false"/>
      <style:text-properties officeooo:rsid="001502b5" officeooo:paragraph-rsid="001502b5"/>
    </style:style>
    <style:style style:name="P15" style:family="paragraph" style:parent-style-name="Table_20_Contents">
      <style:paragraph-properties fo:text-align="start" style:justify-single-word="false"/>
      <style:text-properties officeooo:rsid="001502b5" officeooo:paragraph-rsid="001502b5"/>
    </style:style>
    <style:style style:name="P16" style:family="paragraph" style:parent-style-name="Table_20_Contents">
      <style:paragraph-properties fo:text-align="start" style:justify-single-word="false"/>
      <style:text-properties fo:color="#c9211e" loext:opacity="100%" officeooo:rsid="00060199" officeooo:paragraph-rsid="00060199"/>
    </style:style>
    <style:style style:name="P17" style:family="paragraph" style:parent-style-name="Table_20_Contents">
      <style:paragraph-properties fo:text-align="start" style:justify-single-word="false"/>
      <style:text-properties fo:color="#c9211e" loext:opacity="100%" officeooo:rsid="00183ab8" officeooo:paragraph-rsid="00183ab8"/>
    </style:style>
    <style:style style:name="P18" style:family="paragraph" style:parent-style-name="Table_20_Contents">
      <style:paragraph-properties fo:text-align="start" style:justify-single-word="false"/>
      <style:text-properties fo:color="#c9211e" loext:opacity="100%" officeooo:rsid="001866bd" officeooo:paragraph-rsid="001866bd"/>
    </style:style>
    <style:style style:name="P19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83ab8" officeooo:paragraph-rsid="00183ab8"/>
    </style:style>
    <style:style style:name="P20" style:family="paragraph" style:parent-style-name="Table_20_Contents">
      <style:paragraph-properties fo:text-align="start" style:justify-single-word="false"/>
      <style:text-properties officeooo:rsid="00183ab8" officeooo:paragraph-rsid="00183ab8"/>
    </style:style>
    <style:style style:name="P21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866bd" officeooo:paragraph-rsid="001866bd"/>
    </style:style>
    <style:style style:name="P22" style:family="paragraph" style:parent-style-name="Table_20_Contents">
      <style:text-properties officeooo:rsid="001866bd" officeooo:paragraph-rsid="001866bd"/>
    </style:style>
    <style:style style:name="P23" style:family="paragraph" style:parent-style-name="Table_20_Contents">
      <style:paragraph-properties fo:text-align="start" style:justify-single-word="false"/>
      <style:text-properties officeooo:rsid="001866bd" officeooo:paragraph-rsid="001866bd"/>
    </style:style>
    <style:style style:name="P24" style:family="paragraph" style:parent-style-name="Table_20_Contents">
      <style:paragraph-properties fo:text-align="start" style:justify-single-word="false"/>
      <style:text-properties officeooo:paragraph-rsid="001866bd"/>
    </style:style>
    <style:style style:name="P25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37e32" officeooo:paragraph-rsid="00137e32"/>
    </style:style>
    <style:style style:name="P26" style:family="paragraph" style:parent-style-name="Text_20_body">
      <style:text-properties officeooo:rsid="00090ecc" officeooo:paragraph-rsid="00090ecc"/>
    </style:style>
    <style:style style:name="T1" style:family="text">
      <style:text-properties officeooo:rsid="00060199"/>
    </style:style>
    <style:style style:name="T2" style:family="text">
      <style:text-properties officeooo:rsid="000faba9"/>
    </style:style>
    <style:style style:name="T3" style:family="text">
      <style:text-properties officeooo:rsid="00137e32"/>
    </style:style>
    <style:style style:name="T4" style:family="text">
      <style:text-properties officeooo:rsid="001502b5"/>
    </style:style>
    <style:style style:name="T5" style:family="text">
      <style:text-properties officeooo:rsid="00183ab8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198301"/>
    </style:style>
    <style:style style:name="T8" style:family="text">
      <style:text-properties officeooo:rsid="001866bd"/>
    </style:style>
    <style:style style:name="T9" style:family="text">
      <style:text-properties officeooo:rsid="00198301"/>
    </style:style>
    <style:style style:name="T10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8">DERBYSHIRE SENIOR CUP </text:p>
            <text:p text:style-name="P9"><text:span text:style-name="T8">2ND</text:span> ROUN<text:span text:style-name="T3">D</text:span></text:p>
            <text:p text:style-name="P13"/>
            <text:p text:style-name="P21"><text:span text:style-name="T9">Saturday </text:span>January <text:span text:style-name="T9">11</text:span><text:span text:style-name="T7">th</text:span><text:span text:style-name="T9"> <text:s/></text:span>196<text:span text:style-name="T9">9</text:span></text:p>
            <text:p text:style-name="P19">Silverlands Buxton</text:p>
            <text:p text:style-name="P25">Kick Off (3pm)</text:p>
          </table:table-cell>
        </table:table-row>
      </table:table>
      <text:p text:style-name="P2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B<text:span text:style-name="T5">UXTON</text:span> <text:s/><text:span text:style-name="T8">10</text:span></text:p>
            <text:p text:style-name="P7"/>
          </table:table-cell>
          <table:table-cell table:style-name="Table1.B1" office:value-type="string">
            <text:p text:style-name="P10">ASHBOURNE TOWN <text:s/>0</text:p>
          </table:table-cell>
        </table:table-row>
        <table:table-row>
          <table:table-cell table:style-name="Table1.A2" office:value-type="string">
            <text:p text:style-name="P23">Davies <text:s/>GK</text:p>
            <text:p text:style-name="P23">McConnell</text:p>
            <text:p text:style-name="P23">Lee</text:p>
            <text:p text:style-name="P23">Wilberforce</text:p>
            <text:p text:style-name="P23">Moore</text:p>
            <text:p text:style-name="P23">Jimmy Thompson</text:p>
            <text:p text:style-name="P23">Callery</text:p>
            <text:p text:style-name="P23">Stephenson</text:p>
            <text:p text:style-name="P23">Cuncliffe</text:p>
            <text:p text:style-name="P23">Smith</text:p>
            <text:p text:style-name="P23">Austen</text:p>
            <text:p text:style-name="P11"/>
            <text:p text:style-name="P16"/>
            <text:p text:style-name="P16"/>
            <text:p text:style-name="P16">SUBSTITUTES</text:p>
            <text:p text:style-name="P20"/>
            <text:p text:style-name="P11"/>
          </table:table-cell>
          <table:table-cell table:style-name="Table1.B2" office:value-type="string">
            <text:p text:style-name="P23">Stanley <text:s/>GK</text:p>
            <text:p text:style-name="P23">Avery</text:p>
            <text:p text:style-name="P23">Bloor</text:p>
            <text:p text:style-name="P11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>SUBSTITUTES</text:p>
            <text:p text:style-name="P20"/>
            <text:p text:style-name="P11"/>
            <text:p text:style-name="P11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2">M<text:span text:style-name="T4">anager</text:span></text:p>
            <text:p text:style-name="P18">Jimmy Thompson</text:p>
            <text:p text:style-name="P14"/>
            <text:p text:style-name="P15">Referee</text:p>
            <text:p text:style-name="P3"/>
            <text:p text:style-name="P23">Half Time <text:s text:c="3"/>6-0</text:p>
            <text:p text:style-name="P15">Attendance</text:p>
          </table:table-cell>
          <table:table-cell table:style-name="Table6.B1" office:value-type="string">
            <text:p text:style-name="P12">M<text:span text:style-name="T4">anager</text:span></text:p>
            <text:p text:style-name="P17"/>
            <text:p text:style-name="P1"/>
            <text:p text:style-name="P1"/>
            <text:p text:style-name="P2"/>
            <text:p text:style-name="P4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2">Stephenson</text:p>
            <text:p text:style-name="P22">Ian McQueen</text:p>
            <text:p text:style-name="P22">Jim Thompson</text:p>
            <text:p text:style-name="P22">Stephenson</text:p>
            <text:p text:style-name="P22">Cuncliffe</text:p>
            <text:p text:style-name="P22">Jim Thompson <text:s text:c="2"/>(pen)</text:p>
            <text:p text:style-name="P22">Jim Thompson</text:p>
            <text:p text:style-name="P22">Callery</text:p>
            <text:p text:style-name="P22">Jim Thompson <text:s text:c="2"/>(pen)</text:p>
          </table:table-cell>
          <table:table-cell table:style-name="Table3.B1" office:value-type="string">
            <text:p text:style-name="P24"><text:span text:style-name="T8">3 </text:span><text:span text:style-name="T2"><text:s/>mins</text:span><text:span text:style-name="T1"> <text:s text:c="4"/></text:span><text:span text:style-name="T2">1-0</text:span></text:p>
            <text:p text:style-name="P5"><text:s text:c="17"/><text:span text:style-name="T2">2-0</text:span></text:p>
            <text:p text:style-name="P5"><text:s text:c="17"/><text:span text:style-name="T8">3-0</text:span></text:p>
            <text:p text:style-name="P23"><text:s text:c="17"/>4-0</text:p>
            <text:p text:style-name="P23"><text:s text:c="17"/>5-0</text:p>
            <text:p text:style-name="P23"><text:s text:c="17"/>6-0 <text:s text:c="2"/></text:p>
            <text:p text:style-name="P23"><text:s text:c="17"/>7-0 <text:s text:c="4"/></text:p>
            <text:p text:style-name="P23"><text:s text:c="17"/>8-0 </text:p>
            <text:p text:style-name="P23"><text:s text:c="17"/>9-0</text:p>
            <text:p text:style-name="P23"><text:s text:c="16"/>10-0</text:p>
          </table:table-cell>
        </table:table-row>
      </table:table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3T13:09:09.905000000</meta:creation-date>
    <dc:date>2023-12-31T13:31:10.338000000</dc:date>
    <meta:editing-duration>PT6H35M53S</meta:editing-duration>
    <meta:editing-cycles>24</meta:editing-cycles>
    <meta:generator>Coolle_Office_for_Docs_and_Sheet/7.4.2.3$Windows_X86_64 LibreOffice_project/</meta:generator>
    <meta:document-statistic meta:table-count="4" meta:image-count="0" meta:object-count="0" meta:page-count="1" meta:paragraph-count="48" meta:word-count="75" meta:character-count="625" meta:non-whitespace-character-count="419"/>
  </office:meta>
</office:document-meta>
</file>